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77.56pt"/>
    </style:style>
    <style:style style:name="co6" style:family="table-column">
      <style:table-column-properties fo:break-before="auto" style:column-width="76pt"/>
    </style:style>
    <style:style style:name="co7" style:family="table-column">
      <style:table-column-properties fo:break-before="auto" style:column-width="72.06pt"/>
    </style:style>
    <style:style style:name="co8" style:family="table-column">
      <style:table-column-properties fo:break-before="auto" style:column-width="66.76pt"/>
    </style:style>
    <style:style style:name="co9" style:family="table-column">
      <style:table-column-properties fo:break-before="auto" style:column-width="65.9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9.14pt"/>
    </style:style>
    <style:style style:name="co13" style:family="table-column">
      <style:table-column-properties fo:break-before="auto" style:column-width="7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5">
      <style:text-properties fo:font-weight="bold" style:font-weight-asian="bold" style:font-weight-complex="bold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combined 0-100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number-columns-repeated="1008" table:default-cell-style-name="ce1"/>
        <table:table-row table:style-name="ro1">
          <table:table-cell/>
          <table:table-cell table:style-name="ce2" office:value-type="string" calcext:value-type="string">
            <text:p>Amp Gain</text:p>
          </table:table-cell>
          <table:table-cell table:style-name="ce3" office:value-type="float" office:value="122.4" calcext:value-type="float">
            <text:p>122.400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Offeset</text:p>
          </table:table-cell>
          <table:table-cell table:style-name="ce3" office:value-type="float" office:value="0.13412795" calcext:value-type="float">
            <text:p>0.134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c-calibrate</text:p>
          </table:table-cell>
          <table:table-cell/>
          <table:table-cell office:value-type="string" calcext:value-type="string">
            <text:p>0C-calibrate</text:p>
          </table:table-cell>
          <table:table-cell table:number-columns-repeated="3"/>
          <table:table-cell office:value-type="string" calcext:value-type="string">
            <text:p>100c-calibrate</text:p>
          </table:table-cell>
          <table:table-cell table:number-columns-repeated="3"/>
          <table:table-cell office:value-type="string" calcext:value-type="string">
            <text:p>100C-serv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table:number-columns-repeated="5"/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taMax</text:p>
          </table:table-cell>
          <table:table-cell office:value-type="float" office:value="26.019523087" calcext:value-type="float">
            <text:p>26.01952</text:p>
          </table:table-cell>
          <table:table-cell/>
          <table:table-cell office:value-type="float" office:value="1.29349724" calcext:value-type="float">
            <text:p>1.29350</text:p>
          </table:table-cell>
          <table:table-cell office:value-type="float" office:value="1.333657066" calcext:value-type="float">
            <text:p>1.33366</text:p>
          </table:table-cell>
          <table:table-cell office:value-type="float" office:value="1.321669975" calcext:value-type="float">
            <text:p>1.32167</text:p>
          </table:table-cell>
          <table:table-cell/>
          <table:table-cell office:value-type="float" office:value="1.197653556" calcext:value-type="float">
            <text:p>1.19765</text:p>
          </table:table-cell>
          <table:table-cell office:value-type="float" office:value="1.198982739" calcext:value-type="float">
            <text:p>1.19898</text:p>
          </table:table-cell>
          <table:table-cell office:value-type="float" office:value="1.198671007" calcext:value-type="float">
            <text:p>1.198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taMin</text:p>
          </table:table-cell>
          <table:table-cell office:value-type="float" office:value="25.958874327" calcext:value-type="float">
            <text:p>25.95887</text:p>
          </table:table-cell>
          <table:table-cell/>
          <table:table-cell office:value-type="float" office:value="1.104426516" calcext:value-type="float">
            <text:p>1.10443</text:p>
          </table:table-cell>
          <table:table-cell office:value-type="float" office:value="1.077716479" calcext:value-type="float">
            <text:p>1.07772</text:p>
          </table:table-cell>
          <table:table-cell office:value-type="float" office:value="1.082573662" calcext:value-type="float">
            <text:p>1.08257</text:p>
          </table:table-cell>
          <table:table-cell/>
          <table:table-cell office:value-type="float" office:value="1.163249751" calcext:value-type="float">
            <text:p>1.16325</text:p>
          </table:table-cell>
          <table:table-cell office:value-type="float" office:value="1.174119851" calcext:value-type="float">
            <text:p>1.17412</text:p>
          </table:table-cell>
          <table:table-cell office:value-type="float" office:value="1.177193663" calcext:value-type="float">
            <text:p>1.177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taMean</text:p>
          </table:table-cell>
          <table:table-cell office:value-type="float" office:value="25.993848441" calcext:value-type="float">
            <text:p>25.99385</text:p>
          </table:table-cell>
          <table:table-cell/>
          <table:table-cell office:value-type="float" office:value="1.201134815" calcext:value-type="float">
            <text:p>1.20113</text:p>
          </table:table-cell>
          <table:table-cell office:value-type="float" office:value="1.200835921" calcext:value-type="float">
            <text:p>1.20084</text:p>
          </table:table-cell>
          <table:table-cell office:value-type="float" office:value="1.218013384" calcext:value-type="float">
            <text:p>1.21801</text:p>
          </table:table-cell>
          <table:table-cell/>
          <table:table-cell office:value-type="float" office:value="1.192687801" calcext:value-type="float">
            <text:p>1.19269</text:p>
          </table:table-cell>
          <table:table-cell office:value-type="float" office:value="1.192116113" calcext:value-type="float">
            <text:p>1.19212</text:p>
          </table:table-cell>
          <table:table-cell office:value-type="float" office:value="1.192664161" calcext:value-type="float">
            <text:p>1.19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taMedian</text:p>
          </table:table-cell>
          <table:table-cell office:value-type="float" office:value="25.994252766" calcext:value-type="float">
            <text:p>25.99425</text:p>
          </table:table-cell>
          <table:table-cell/>
          <table:table-cell office:value-type="float" office:value="1.20842054" calcext:value-type="float">
            <text:p>1.20842</text:p>
          </table:table-cell>
          <table:table-cell office:value-type="float" office:value="1.195139431" calcext:value-type="float">
            <text:p>1.19514</text:p>
          </table:table-cell>
          <table:table-cell office:value-type="float" office:value="1.233267335" calcext:value-type="float">
            <text:p>1.23327</text:p>
          </table:table-cell>
          <table:table-cell/>
          <table:table-cell office:value-type="float" office:value="1.192703985" calcext:value-type="float">
            <text:p>1.19270</text:p>
          </table:table-cell>
          <table:table-cell office:value-type="float" office:value="1.19219526" calcext:value-type="float">
            <text:p>1.19220</text:p>
          </table:table-cell>
          <table:table-cell office:value-type="float" office:value="1.192551993" calcext:value-type="float">
            <text:p>1.1925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taAverage</text:p>
          </table:table-cell>
          <table:table-cell office:value-type="float" office:value="25.993848441" calcext:value-type="float">
            <text:p>25.99385</text:p>
          </table:table-cell>
          <table:table-cell/>
          <table:table-cell office:value-type="float" office:value="1.201134815" calcext:value-type="float">
            <text:p>1.20113</text:p>
          </table:table-cell>
          <table:table-cell office:value-type="float" office:value="1.200835921" calcext:value-type="float">
            <text:p>1.20084</text:p>
          </table:table-cell>
          <table:table-cell office:value-type="float" office:value="1.218013384" calcext:value-type="float">
            <text:p>1.21801</text:p>
          </table:table-cell>
          <table:table-cell/>
          <table:table-cell office:value-type="float" office:value="1.192687801" calcext:value-type="float">
            <text:p>1.19269</text:p>
          </table:table-cell>
          <table:table-cell office:value-type="float" office:value="1.192116113" calcext:value-type="float">
            <text:p>1.19212</text:p>
          </table:table-cell>
          <table:table-cell office:value-type="float" office:value="1.192664161" calcext:value-type="float">
            <text:p>1.19266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.60310635297974" calcext:value-type="float">
            <text:p>1.60311</text:p>
          </table:table-cell>
          <table:table-cell office:value-type="float" office:value="1.60900446460736" calcext:value-type="float">
            <text:p>1.60900</text:p>
          </table:table-cell>
          <table:table-cell office:value-type="float" office:value="1.20273041154167" calcext:value-type="float">
            <text:p>1.202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taStdDev</text:p>
          </table:table-cell>
          <table:table-cell office:value-type="float" office:value="0.011263798" calcext:value-type="float">
            <text:p>0.01126</text:p>
          </table:table-cell>
          <table:table-cell table:number-columns-repeated="5"/>
          <table:table-cell office:value-type="float" office:value="0.002971522" calcext:value-type="float">
            <text:p>0.00297</text:p>
          </table:table-cell>
          <table:table-cell office:value-type="float" office:value="0.003138951" calcext:value-type="float">
            <text:p>0.00314</text:p>
          </table:table-cell>
          <table:table-cell office:value-type="float" office:value="0.002915658" calcext:value-type="float">
            <text:p>0.0029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string" calcext:value-type="string">
            <text:p>*1000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dataMax</text:p>
          </table:table-cell>
          <table:table-cell table:formula="of:=[.E5]*1000" office:value-type="float" office:value="1293.49724" calcext:value-type="float">
            <text:p>1293.49724</text:p>
          </table:table-cell>
          <table:table-cell table:formula="of:=[.F5]*1000" office:value-type="float" office:value="1333.657066" calcext:value-type="float">
            <text:p>1333.65707</text:p>
          </table:table-cell>
          <table:table-cell table:formula="of:=[.G5]*1000" office:value-type="float" office:value="1321.669975" calcext:value-type="float">
            <text:p>1321.66998</text:p>
          </table:table-cell>
          <table:table-cell/>
          <table:table-cell table:formula="of:=[.I5]*1000" office:value-type="float" office:value="1197.653556" calcext:value-type="float">
            <text:p>1197.65356</text:p>
          </table:table-cell>
          <table:table-cell table:formula="of:=[.J5]*1000" office:value-type="float" office:value="1198.982739" calcext:value-type="float">
            <text:p>1198.98274</text:p>
          </table:table-cell>
          <table:table-cell table:formula="of:=[.K5]*1000" office:value-type="float" office:value="1198.671007" calcext:value-type="float">
            <text:p>1198.67101</text:p>
          </table:table-cell>
          <table:table-cell/>
          <table:table-cell office:value-type="string" calcext:value-type="string">
            <text:p>avg/gain</text:p>
          </table:table-cell>
          <table:table-cell table:formula="of:=[.N9]/[.$C$1]" office:value-type="float" office:value="0.0130972741256515" calcext:value-type="float">
            <text:p>0.01310</text:p>
          </table:table-cell>
          <table:table-cell table:formula="of:=[.O9]/[.$C$1]" office:value-type="float" office:value="0.0131454613121516" calcext:value-type="float">
            <text:p>0.01315</text:p>
          </table:table-cell>
          <table:table-cell table:formula="of:=[.P9]/[.$C$1]" office:value-type="float" office:value="0.00982622885246465" calcext:value-type="float">
            <text:p>0.0098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dataMin</text:p>
          </table:table-cell>
          <table:table-cell table:formula="of:=[.E6]*1000" office:value-type="float" office:value="1104.426516" calcext:value-type="float">
            <text:p>1104.42652</text:p>
          </table:table-cell>
          <table:table-cell table:formula="of:=[.F6]*1000" office:value-type="float" office:value="1077.716479" calcext:value-type="float">
            <text:p>1077.71648</text:p>
          </table:table-cell>
          <table:table-cell table:formula="of:=[.G6]*1000" office:value-type="float" office:value="1082.573662" calcext:value-type="float">
            <text:p>1082.57366</text:p>
          </table:table-cell>
          <table:table-cell/>
          <table:table-cell table:formula="of:=[.I6]*1000" office:value-type="float" office:value="1163.249751" calcext:value-type="float">
            <text:p>1163.24975</text:p>
          </table:table-cell>
          <table:table-cell table:formula="of:=[.J6]*1000" office:value-type="float" office:value="1174.119851" calcext:value-type="float">
            <text:p>1174.11985</text:p>
          </table:table-cell>
          <table:table-cell table:formula="of:=[.K6]*1000" office:value-type="float" office:value="1177.193663" calcext:value-type="float">
            <text:p>1177.19366</text:p>
          </table:table-cell>
          <table:table-cell/>
          <table:table-cell office:value-type="string" calcext:value-type="string">
            <text:p>avg/gain mV</text:p>
          </table:table-cell>
          <table:table-cell table:formula="of:=[.N12]*1000" office:value-type="float" office:value="13.0972741256515" calcext:value-type="float">
            <text:p>13.09727</text:p>
          </table:table-cell>
          <table:table-cell table:formula="of:=[.O12]*1000" office:value-type="float" office:value="13.1454613121516" calcext:value-type="float">
            <text:p>13.14546</text:p>
          </table:table-cell>
          <table:table-cell table:formula="of:=[.P12]*1000" office:value-type="float" office:value="9.82622885246465" calcext:value-type="float">
            <text:p>9.8262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dataMean</text:p>
          </table:table-cell>
          <table:table-cell table:formula="of:=[.E7]*1000" office:value-type="float" office:value="1201.134815" calcext:value-type="float">
            <text:p>1201.13482</text:p>
          </table:table-cell>
          <table:table-cell table:formula="of:=[.F7]*1000" office:value-type="float" office:value="1200.835921" calcext:value-type="float">
            <text:p>1200.83592</text:p>
          </table:table-cell>
          <table:table-cell table:formula="of:=[.G7]*1000" office:value-type="float" office:value="1218.013384" calcext:value-type="float">
            <text:p>1218.01338</text:p>
          </table:table-cell>
          <table:table-cell/>
          <table:table-cell table:formula="of:=[.I7]*1000" office:value-type="float" office:value="1192.687801" calcext:value-type="float">
            <text:p>1192.68780</text:p>
          </table:table-cell>
          <table:table-cell table:formula="of:=[.J7]*1000" office:value-type="float" office:value="1192.116113" calcext:value-type="float">
            <text:p>1192.11611</text:p>
          </table:table-cell>
          <table:table-cell table:formula="of:=[.K7]*1000" office:value-type="float" office:value="1192.664161" calcext:value-type="float">
            <text:p>1192.66416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ataMedian</text:p>
          </table:table-cell>
          <table:table-cell table:formula="of:=[.E8]*1000" office:value-type="float" office:value="1208.42054" calcext:value-type="float">
            <text:p>1208.42054</text:p>
          </table:table-cell>
          <table:table-cell table:formula="of:=[.F8]*1000" office:value-type="float" office:value="1195.139431" calcext:value-type="float">
            <text:p>1195.13943</text:p>
          </table:table-cell>
          <table:table-cell table:formula="of:=[.G8]*1000" office:value-type="float" office:value="1233.267335" calcext:value-type="float">
            <text:p>1233.26734</text:p>
          </table:table-cell>
          <table:table-cell/>
          <table:table-cell table:formula="of:=[.I8]*1000" office:value-type="float" office:value="1192.703985" calcext:value-type="float">
            <text:p>1192.70399</text:p>
          </table:table-cell>
          <table:table-cell table:formula="of:=[.J8]*1000" office:value-type="float" office:value="1192.19526" calcext:value-type="float">
            <text:p>1192.19526</text:p>
          </table:table-cell>
          <table:table-cell table:formula="of:=[.K8]*1000" office:value-type="float" office:value="1192.551993" calcext:value-type="float">
            <text:p>1192.55199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ataAverage</text:p>
          </table:table-cell>
          <table:table-cell table:formula="of:=[.E9]*1000" office:value-type="float" office:value="1201.134815" calcext:value-type="float">
            <text:p>1201.13482</text:p>
          </table:table-cell>
          <table:table-cell table:formula="of:=[.F9]*1000" office:value-type="float" office:value="1200.835921" calcext:value-type="float">
            <text:p>1200.83592</text:p>
          </table:table-cell>
          <table:table-cell table:formula="of:=[.G9]*1000" office:value-type="float" office:value="1218.013384" calcext:value-type="float">
            <text:p>1218.01338</text:p>
          </table:table-cell>
          <table:table-cell/>
          <table:table-cell table:formula="of:=[.I9]*1000" office:value-type="float" office:value="1192.687801" calcext:value-type="float">
            <text:p>1192.68780</text:p>
          </table:table-cell>
          <table:table-cell table:formula="of:=[.J9]*1000" office:value-type="float" office:value="1192.116113" calcext:value-type="float">
            <text:p>1192.11611</text:p>
          </table:table-cell>
          <table:table-cell table:formula="of:=[.K9]*1000" office:value-type="float" office:value="1192.664161" calcext:value-type="float">
            <text:p>1192.664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ean/ampGain</text:p>
          </table:table-cell>
          <table:table-cell table:formula="of:=([.E14]/[.$C$1])" office:value-type="float" office:value="9.81319293300654" calcext:value-type="float">
            <text:p>9.81319</text:p>
          </table:table-cell>
          <table:table-cell table:formula="of:=([.F14]/[.$C$1])" office:value-type="float" office:value="9.81075098856209" calcext:value-type="float">
            <text:p>9.81075</text:p>
          </table:table-cell>
          <table:table-cell table:formula="of:=([.G14]/[.$C$1])" office:value-type="float" office:value="9.95108973856209" calcext:value-type="float">
            <text:p>9.95109</text:p>
          </table:table-cell>
          <table:table-cell/>
          <table:table-cell table:formula="of:=([.I14]/[.$C$1])" office:value-type="float" office:value="9.74418138071895" calcext:value-type="float">
            <text:p>9.74418</text:p>
          </table:table-cell>
          <table:table-cell table:formula="of:=([.J14]/[.$C$1])" office:value-type="float" office:value="9.73951072712418" calcext:value-type="float">
            <text:p>9.73951</text:p>
          </table:table-cell>
          <table:table-cell table:formula="of:=([.K14]/[.$C$1])" office:value-type="float" office:value="9.74398824346405" calcext:value-type="float">
            <text:p>9.74399</text:p>
          </table:table-cell>
          <table:table-cell table:number-columns-repeated="2"/>
          <table:table-cell table:formula="of:=([.N14]/[.$C$1])" office:value-type="float" office:value="0" calcext:value-type="float">
            <text:p>0.00000</text:p>
          </table:table-cell>
          <table:table-cell table:formula="of:=([.O14]/[.$C$1])" office:value-type="float" office:value="0" calcext:value-type="float">
            <text:p>0.00000</text:p>
          </table:table-cell>
          <table:table-cell table:formula="of:=([.P14]/[.$C$1])" office:value-type="float" office:value="0" calcext:value-type="float">
            <text:p>0.0000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Med/ampGain</text:p>
          </table:table-cell>
          <table:table-cell table:formula="of:=([.E15]/[.$C$1])" office:value-type="float" office:value="9.87271683006536" calcext:value-type="float">
            <text:p>9.87272</text:p>
          </table:table-cell>
          <table:table-cell table:formula="of:=([.F15]/[.$C$1])" office:value-type="float" office:value="9.7642110375817" calcext:value-type="float">
            <text:p>9.76421</text:p>
          </table:table-cell>
          <table:table-cell table:formula="of:=([.G15]/[.$C$1])" office:value-type="float" office:value="10.0757135212418" calcext:value-type="float">
            <text:p>10.07571</text:p>
          </table:table-cell>
          <table:table-cell/>
          <table:table-cell table:formula="of:=([.I15]/[.$C$1])" office:value-type="float" office:value="9.74431360294118" calcext:value-type="float">
            <text:p>9.74431</text:p>
          </table:table-cell>
          <table:table-cell table:formula="of:=([.J15]/[.$C$1])" office:value-type="float" office:value="9.74015735294118" calcext:value-type="float">
            <text:p>9.74016</text:p>
          </table:table-cell>
          <table:table-cell table:formula="of:=([.K15]/[.$C$1])" office:value-type="float" office:value="9.74307183823529" calcext:value-type="float">
            <text:p>9.74307</text:p>
          </table:table-cell>
          <table:table-cell table:number-columns-repeated="2"/>
          <table:table-cell table:formula="of:=([.N15]/[.$C$1])" office:value-type="float" office:value="0" calcext:value-type="float">
            <text:p>0.00000</text:p>
          </table:table-cell>
          <table:table-cell table:formula="of:=([.O15]/[.$C$1])" office:value-type="float" office:value="0" calcext:value-type="float">
            <text:p>0.00000</text:p>
          </table:table-cell>
          <table:table-cell table:formula="of:=([.P15]/[.$C$1])" office:value-type="float" office:value="0" calcext:value-type="float">
            <text:p>0.0000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Avg/ampGain</text:p>
          </table:table-cell>
          <table:table-cell table:formula="of:=([.E16]/[.$C$1])" office:value-type="float" office:value="9.81319293300654" calcext:value-type="float">
            <text:p>9.81319</text:p>
          </table:table-cell>
          <table:table-cell table:formula="of:=([.F16]/[.$C$1])" office:value-type="float" office:value="9.81075098856209" calcext:value-type="float">
            <text:p>9.81075</text:p>
          </table:table-cell>
          <table:table-cell table:formula="of:=([.G16]/[.$C$1])" office:value-type="float" office:value="9.95108973856209" calcext:value-type="float">
            <text:p>9.95109</text:p>
          </table:table-cell>
          <table:table-cell/>
          <table:table-cell table:formula="of:=([.I16]/[.$C$1])" office:value-type="float" office:value="9.74418138071895" calcext:value-type="float">
            <text:p>9.74418</text:p>
          </table:table-cell>
          <table:table-cell table:formula="of:=([.J16]/[.$C$1])" office:value-type="float" office:value="9.73951072712418" calcext:value-type="float">
            <text:p>9.73951</text:p>
          </table:table-cell>
          <table:table-cell table:formula="of:=([.K16]/[.$C$1])" office:value-type="float" office:value="9.74398824346405" calcext:value-type="float">
            <text:p>9.74399</text:p>
          </table:table-cell>
          <table:table-cell table:number-columns-repeated="2"/>
          <table:table-cell table:formula="of:=([.N9]/[.$C$1])" office:value-type="float" office:value="0.0130972741256515" calcext:value-type="float">
            <text:p>0.01310</text:p>
          </table:table-cell>
          <table:table-cell table:formula="of:=([.O9]/[.$C$1])" office:value-type="float" office:value="0.0131454613121516" calcext:value-type="float">
            <text:p>0.01315</text:p>
          </table:table-cell>
          <table:table-cell table:formula="of:=([.P9]/[.$C$1])" office:value-type="float" office:value="0.00982622885246465" calcext:value-type="float">
            <text:p>0.00983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max</text:p>
          </table:table-cell>
          <table:table-cell office:value-type="float" office:value="1.66433711818899" calcext:value-type="float">
            <text:p>1.66434</text:p>
          </table:table-cell>
          <table:table-cell office:value-type="float" office:value="1.6664542754238" calcext:value-type="float">
            <text:p>1.66645</text:p>
          </table:table-cell>
          <table:table-cell office:value-type="float" office:value="1.20974674341044" calcext:value-type="float">
            <text:p>1.20975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min</text:p>
          </table:table-cell>
          <table:table-cell office:value-type="float" office:value="1.59977276322517" calcext:value-type="float">
            <text:p>1.59977</text:p>
          </table:table-cell>
          <table:table-cell office:value-type="float" office:value="1.60581369469329" calcext:value-type="float">
            <text:p>1.60581</text:p>
          </table:table-cell>
          <table:table-cell office:value-type="float" office:value="1.19125559225745" calcext:value-type="float">
            <text:p>1.19126</text:p>
          </table:table-cell>
          <table:table-cell table:number-columns-repeated="100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number:number-style style:name="N138">
      <number:number number:decimal-places="12" loext:min-decimal-places="12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23:03:14.827424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12T01:06:04.982800135</dc:date>
    <meta:editing-duration>PT2H3M48S</meta:editing-duration>
    <meta:editing-cycles>22</meta:editing-cycles>
    <meta:document-statistic meta:table-count="1" meta:cell-count="145" meta:object-count="0"/>
  </office:meta>
</office:document-meta>
</file>